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CC000000CCB68FDC8F.png" manifest:media-type="image/png"/>
  <manifest:file-entry manifest:full-path="Pictures/10000000000001BE00000050B4DB482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office:font-face-decls>
  <office:automatic-styles>
    <style:style style:name="P1" style:family="paragraph" style:parent-style-name="First_20_Paragraph">
      <style:text-properties officeooo:paragraph-rsid="0020c1a3"/>
    </style:style>
    <style:style style:name="P2" style:family="paragraph" style:parent-style-name="First_20_Paragraph" style:list-style-name="L1">
      <style:text-properties officeooo:paragraph-rsid="0020c1a3"/>
    </style:style>
    <style:style style:name="P3" style:family="paragraph" style:parent-style-name="First_20_Paragraph" style:list-style-name="L2">
      <style:text-properties officeooo:paragraph-rsid="0020c1a3"/>
    </style:style>
    <style:style style:name="P4" style:family="paragraph" style:parent-style-name="Standard" style:list-style-name="WWNum1001"/>
    <style:style style:name="P5" style:family="paragraph" style:parent-style-name="Source_20_Code" style:list-style-name="WWNum1000"/>
    <style:style style:name="P6" style:family="paragraph" style:parent-style-name="Standard" style:list-style-name="WWNum1002"/>
    <style:style style:name="P7" style:family="paragraph" style:parent-style-name="Standard" style:list-style-name="WWNum1000"/>
    <style:style style:name="T1"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2.0654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webex-chatbot-lab"/>Webex Chatbot Lab</text:h>
      <text:h text:style-name="Heading_20_2" text:outline-level="2"><text:bookmark-start text:name="introduction"/>Introduction</text:h>
      <text:p text:style-name="First_20_Paragraph">Welcome to the Webex Chatbot Lab! In this lab, you will create a simple chatbot using the Webex API. You will start with a starter file that provides basic functionality, and your task will be to extend it by adding new commands.<text:bookmark-end text:name="introduction"/></text:p>
      <text:h text:style-name="Heading_20_2" text:outline-level="2"><text:bookmark-start text:name="prerequisites"/>Prerequisites</text:h>
      <text:p text:style-name="First_20_Paragraph">Before you begin, ensure you have the following: - Basic knowledge of the Python programming language - Familiarity with the Flask framework - A Webex account with access to the Webex API - Python and Flask installed on your computer<text:bookmark-end text:name="prerequisites"/></text:p>
      <text:h text:style-name="Heading_20_2" text:outline-level="2"><text:bookmark-start text:name="getting-started"/>Getting Started</text:h>
      <text:p text:style-name="P1">You will receive two files as input: </text:p>
      <text:list text:style-name="L1">
        <text:list-item>
          <text:p text:style-name="P2"><text:span text:style-name="Verbatim_20_Char">bot_base.py</text:span>: This file contains the basic structure of your chatbot. </text:p>
        </text:list-item>
      </text:list>
      <text:list text:style-name="L2">
        <text:list-item>
          <text:p text:style-name="P3"><text:span text:style-name="Verbatim_20_Char">requirements.txt</text:span>: This file lists the necessary Python dependencies.<text:bookmark-end text:name="getting-started"/></text:p>
        </text:list-item>
      </text:list>
      <text:h text:style-name="Heading_20_2" text:outline-level="2"><text:bookmark-start text:name="installing-dependencies"/>Installing Dependencies</text:h>
      <text:p text:style-name="First_20_Paragraph">To start working on the lab tasks, you need to install the required Python dependencies. Follow the instructions below:</text:p>
      <text:list xml:id="list472285926" text:style-name="WWNum1001">
        <text:list-item text:start-value="1">
          <text:p text:style-name="P4"><text:span text:style-name="T1">Navigate to the Project Directory</text:span>: Open a terminal or command prompt and navigate to the directory where your project files are located.</text:p>
        </text:list-item>
        <text:list-item>
          <text:p text:style-name="P4"><text:span text:style-name="T1">Install Dependencies</text:span>: Run the following command to install the dependencies using pip:</text:p>
        </text:list-item>
      </text:list>
      <text:list xml:id="list738237257" text:style-name="WWNum1000">
        <text:list-item>
          <text:p text:style-name="P5"><text:span text:style-name="ExtensionTok">pip</text:span><text:span text:style-name="NormalTok"> install </text:span><text:span text:style-name="AttributeTok">-r</text:span><text:span text:style-name="NormalTok"> requirements.txt</text:span><text:bookmark-end text:name="installing-dependencies"/></text:p>
        </text:list-item>
      </text:list>
      <text:h text:style-name="Heading_20_2" text:outline-level="2"><text:bookmark-start text:name="using-ngrok"/>Using ngrok</text:h>
      <text:p text:style-name="First_20_Paragraph">To expose your local server to the internet, you will use ngrok. This is necessary for Webex to send messages to your bot.</text:p>
      <text:list text:continue-list="list472285926" text:style-name="WWNum1002">
        <text:list-item text:start-value="1">
          <text:p text:style-name="P6"><text:soft-page-break/><text:span text:style-name="T1">Download ngrok</text:span>: Visit <text:a xlink:type="simple" xlink:href="https://ngrok.com/download" text:style-name="Internet_20_link" text:visited-style-name="Visited_20_Internet_20_Link"><text:span text:style-name="Internet_20_link">ngrok’s website</text:span></text:a> and download the appropriate version for your operating system.</text:p>
        </text:list-item>
        <text:list-item>
          <text:p text:style-name="P6"><text:span text:style-name="T1">Install ngrok</text:span>: Follow the installation instructions provided on the ngrok website.</text:p>
        </text:list-item>
        <text:list-item>
          <text:p text:style-name="P6"><text:span text:style-name="T1">Run ngrok</text:span>: In your terminal, navigate to the directory where ngrok is installed and run the following command to expose your local server:</text:p>
        </text:list-item>
      </text:list>
      <text:list text:continue-list="list738237257" text:style-name="WWNum1000">
        <text:list-item>
          <text:p text:style-name="P5"><text:span text:style-name="ExtensionTok">./ngrok</text:span><text:span text:style-name="NormalTok"> http 5000</text:span></text:p>
        </text:list-item>
        <text:list-item>
          <text:p text:style-name="P7">This will provide you with a public URL that you can use to configure your Webex bot.<text:bookmark-end text:name="using-ngrok"/></text:p>
        </text:list-item>
      </text:list>
      <text:h text:style-name="Heading_20_2" text:outline-level="2"><text:bookmark-start text:name="lab-tasks"/>Lab Tasks</text:h>
      <text:h text:style-name="Heading_20_3" text:outline-level="3"><text:bookmark-start text:name="task-1-add-a-command-to-send-cat-images"/>Task 1: Add a Command to Send Cat Images</text:h>
      <text:p text:style-name="First_20_Paragraph">Your first task is to add a command that allows the chatbot to send cat images to users. You can use the <text:a xlink:type="simple" xlink:href="https://cataas.com/cat" text:style-name="Internet_20_link" text:visited-style-name="Visited_20_Internet_20_Link"><text:span text:style-name="Internet_20_link">Cataas API</text:span></text:a> to fetch cat images. Below is a simple script to save the image as a <text:span text:style-name="Verbatim_20_Char">png</text:span> file:</text:p>
      <text:p text:style-name="Source_20_Code"><text:span text:style-name="ImportTok">import</text:span><text:span text:style-name="NormalTok"> requests</text:span><text:line-break/><text:line-break/><text:span text:style-name="NormalTok">r </text:span><text:span text:style-name="OperatorTok">=</text:span><text:span text:style-name="NormalTok"> requests.get(</text:span><text:span text:style-name="StringTok">"https://cataas.com/cat"</text:span><text:span text:style-name="NormalTok">)</text:span><text:line-break/><text:span text:style-name="ControlFlowTok">with</text:span><text:span text:style-name="NormalTok"> </text:span><text:span text:style-name="BuiltInTok">open</text:span><text:span text:style-name="NormalTok">(</text:span><text:span text:style-name="StringTok">"out.png"</text:span><text:span text:style-name="NormalTok">, </text:span><text:span text:style-name="StringTok">"wb"</text:span><text:span text:style-name="NormalTok">) </text:span><text:span text:style-name="ImportTok">as</text:span><text:span text:style-name="NormalTok"> f:</text:span><text:line-break/><text:span text:style-name="NormalTok"> <text:s text:c="3"/>f.write(r.content)</text:span></text:p>
      <text:p text:style-name="First_20_Paragraph">To understand how to send attachments to a Webex message, refer to <text:a xlink:type="simple" xlink:href="https://developer.webex.com/docs/basics" text:style-name="Internet_20_link" text:visited-style-name="Visited_20_Internet_20_Link"><text:span text:style-name="Internet_20_link">this article</text:span></text:a>.<text:bookmark-end text:name="task-1-add-a-command-to-send-cat-images"/></text:p>
      <text:h text:style-name="Heading_20_3" text:outline-level="3"><text:bookmark-start text:name="task-2-add-more-commands-optional"/>Task 2: Add More Commands (Optional)</text:h>
      <text:p text:style-name="First_20_Paragraph">If you complete Task 1 quickly and wish to further enhance your chatbot, consider adding more commands of your choice. For example, you can add commands to fetch jokes, weather updates, or news articles. Be creative and explore different APIs to expand your chatbot’s functionality.<text:bookmark-end text:name="webex-chatbot-lab"/><text:bookmark-end text:name="lab-tasks"/><text:bookmark-end text:name="task-2-add-more-commands-option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loext:char-complex-color loext:theme-type="accent1" loext:color-type="theme">
          <loext:transformation loext:type="shade" loext:value="2901"/>
        </loext:char-complex-color>
      </style:text-properties>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chapter">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loext:char-complex-color loext:theme-type="accent1" loext:color-type="theme"/>
      </style:text-properties>
    </style:style>
    <style:style style:name="Heading_20_2" style:display-name="Heading 2" style:family="paragraph" style:parent-style-name="Standard" style:next-style-name="Text_20_body"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style:text-properties>
    </style:style>
    <style:style style:name="Heading_20_3" style:display-name="Heading 3" style:family="paragraph" style:parent-style-name="Standard" style:next-style-name="Text_20_body"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loext:char-complex-color loext:theme-type="accent1" loext:color-type="theme"/>
      </style:text-properties>
    </style:style>
    <style:style style:name="Heading_20_4" style:display-name="Heading 4" style:family="paragraph" style:parent-style-name="Standard" style:next-style-name="Text_20_body"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loext:char-complex-color loext:theme-type="accent1" loext:color-type="theme"/>
      </style:text-properties>
    </style:style>
    <style:style style:name="Heading_20_5" style:display-name="Heading 5" style:family="paragraph" style:parent-style-name="Standard" style:next-style-name="Text_20_body" style:default-outline-level="5"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loext:char-complex-color loext:theme-type="accent1" loext:color-type="theme"/>
      </style:text-properties>
    </style:style>
    <style:style style:name="Heading_20_6" style:display-name="Heading 6" style:family="paragraph" style:parent-style-name="Standard" style:next-style-name="Text_20_body" style:default-outline-level="6"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style:text-properties>
    </style:style>
    <style:style style:name="Heading_20_7" style:display-name="Heading 7" style:family="paragraph" style:parent-style-name="Standard" style:next-style-name="Text_20_body" style:default-outline-level="7"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style:text-properties>
    </style:style>
    <style:style style:name="Heading_20_8" style:display-name="Heading 8" style:family="paragraph" style:parent-style-name="Standard" style:next-style-name="Text_20_body"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style:text-properties>
    </style:style>
    <style:style style:name="Heading_20_9" style:display-name="Heading 9" style:family="paragraph" style:parent-style-name="Standard" style:next-style-name="Text_20_body" style:default-outline-level="9"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style:text-properties>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Footnote_20_Block_20_Text" style:display-name="Footnote Block Text" style:family="paragraph">
      <style:paragraph-properties fo:margin-left="0.3335in" fo:margin-right="0.3335in" fo:margin-top="0.0693in" fo:margin-bottom="0.0693in" style:contextual-spacing="false" fo:text-indent="0in" style:auto-text-indent="false"/>
    </style:style>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3335in" fo:margin-left="1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3335in" fo:margin-left="1.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3335in" fo:margin-left="2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3335in" fo:margin-left="2.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3335in" fo:margin-left="3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3335in" fo:margin-left="4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number text:level="1" text:style-name="ListLabel_20_1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T1" style:family="text">
      <style:text-properties loext:padding="0in" loext:border="none"/>
    </style:style>
    <style:style style:name="Mfr1" style:family="graphic" style:parent-style-name="Graphics">
      <style:graphic-properties fo:margin-left="0in" fo:margin-right="0in" fo:margin-top="0in" fo:margin-bottom="0in" style:vertical-pos="from-top" fo:padding="0in" fo:border="none" style:mirror="none" fo:clip="rect(0in, 2.0654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page-number text:select-page="current">2</text:page-number>/<text:page-count>2</text:page-count><text:tab/> <draw:frame draw:style-name="Mfr1" draw:name="Image1" text:anchor-type="as-char" svg:y="-0.4417in" svg:width="1.7299in" svg:height="0.5626in" draw:z-index="1"><draw:image xlink:href="Pictures/10000000000001BE00000050B4DB4824.png" xlink:type="simple" xlink:show="embed" xlink:actuate="onLoad" draw:mime-type="image/png"/></draw:frame><text:bookmark text:name="docs-internal-guid-cfbcb2f3-7fff-7aff-6161-14f49bbbe29a"/><text:span text:style-name="MT1"><draw:frame draw:style-name="Mfr2" draw:name="Image2" text:anchor-type="as-char" svg:y="-0.4984in" svg:width="0.8752in" svg:height="0.6874in" draw:z-index="3"><draw:image xlink:href="Pictures/10000001000000CC000000CCB68FDC8F.png" xlink:type="simple" xlink:show="embed" xlink:actuate="onLoad" draw:mime-type="image/png"/></draw:fram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5T15:18:20</meta:creation-date>
    <dc:date>2025-04-15T17:27:18.620103596</dc:date>
    <meta:generator>LibreOffice/25.2.2.2$Linux_X86_64 LibreOffice_project/520$Build-2</meta:generator>
    <meta:editing-duration>PT14M52S</meta:editing-duration>
    <meta:editing-cycles>3</meta:editing-cycles>
    <meta:print-date>2025-04-15T17:24:03.897862450</meta:print-date>
    <meta:printed-by>PDF files</meta:printed-by>
    <meta:document-statistic meta:table-count="0" meta:image-count="2" meta:object-count="0" meta:page-count="2" meta:paragraph-count="30" meta:word-count="406" meta:character-count="2423" meta:non-whitespace-character-count="2048"/>
    <meta:user-defined meta:name="AppVersion">12.0000</meta:user-defined>
    <meta:template xlink:type="simple" xlink:actuate="onRequest" xlink:title="Normal.dotm" xlink:href=""/>
  </office:meta>
</office:document-meta>
</file>